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rame_20_contents">
      <style:text-properties officeooo:rsid="000f5392" officeooo:paragraph-rsid="000f5392"/>
    </style:style>
    <style:style style:name="P2" style:family="paragraph" style:parent-style-name="Frame_20_contents">
      <style:text-properties officeooo:rsid="000f5392" officeooo:paragraph-rsid="000f5392"/>
    </style:style>
    <style:style style:name="P3" style:family="paragraph">
      <style:paragraph-properties fo:text-align="center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gr1" style:family="graphic">
      <style:graphic-properties draw:marker-end="Extrémités_20_de_20_flèche_20_1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Cadre1" text:anchor-type="paragraph" svg:x="1.969cm" svg:y="5.396cm" svg:width="2.565cm" draw:z-index="0"><draw:text-box fo:min-height="4.154cm"><text:p text:style-name="P1">Je suis un utilisateur je souhaite supprimer mes commandes </text:p><text:p text:style-name="P1"/></draw:text-box></draw:frame><draw:frame draw:style-name="fr1" draw:name="Cadre2" text:anchor-type="paragraph" svg:x="7.646cm" svg:y="0.848cm" svg:width="2.947cm" draw:z-index="1"><draw:text-box fo:min-height="4.302cm"><text:p text:style-name="P1">Je suis un utilisateur premium je peux supprimer mes commandes à la dernière minute</text:p></draw:text-box></draw:frame><draw:frame draw:style-name="fr1" draw:name="Cadre3" text:anchor-type="paragraph" svg:x="7.634cm" svg:y="9.693cm" svg:width="2.695cm" draw:z-index="2"><draw:text-box fo:min-height="4.083cm"><text:p text:style-name="P1"><draw:frame draw:style-name="fr1" draw:name="Cadre4" text:anchor-type="paragraph" svg:x="1.695cm" svg:y="-4.842cm" svg:width="2.773cm" draw:z-index="3"><draw:text-box fo:min-height="4.692cm"><text:p text:style-name="P1">Je ne suis pas un utilisateur premium je peux supprimer mes commandes 48 heures à l'avance</text:p></draw:text-box></draw:frame>Je suis un utilisateur <text:s/>j’envoie un mail pour supprimer mes commandes </text:p></draw:text-box></draw:frame><draw:line text:anchor-type="paragraph" draw:z-index="4" draw:style-name="gr1" draw:text-style-name="P3" svg:x1="5.276cm" svg:y1="6.971cm" svg:x2="7.225cm" svg:y2="4.302cm"><text:p/></draw:line><draw:line text:anchor-type="paragraph" draw:z-index="5" draw:style-name="gr1" draw:text-style-name="P3" svg:x1="5.276cm" svg:y1="6.971cm" svg:x2="9.005cm" svg:y2="7.213cm"><text:p/></draw:line><draw:line text:anchor-type="paragraph" draw:z-index="6" draw:style-name="gr1" draw:text-style-name="P3" svg:x1="5.276cm" svg:y1="6.971cm" svg:x2="7.2cm" svg:y2="11.734cm"><text:p/></draw:line> <text:s text:c="180"/></text:p>
      <text:p text:style-name="Standard"><text:s text:c="88"/></text:p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Extrémités_20_de_20_flèche_20_1" draw:display-name="Extrémités de flèche 1" svg:viewBox="0 0 20 30" svg:d="m10 0-10 30h20z"/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3-18T22:59:06.385000000</meta:creation-date>
    <dc:date>2014-03-19T09:52:50.814339531</dc:date>
    <meta:editing-duration>PT1M12S</meta:editing-duration>
    <meta:editing-cycles>4</meta:editing-cycles>
    <meta:generator>LibreOffice/4.1.3.2$Linux_X86_64 LibreOffice_project/410m0$Build-2</meta:generator>
    <dc:creator>Krilivye </dc:creator>
    <meta:document-statistic meta:table-count="0" meta:image-count="0" meta:object-count="0" meta:page-count="1" meta:paragraph-count="6" meta:word-count="50" meta:character-count="571" meta:non-whitespace-character-count="253"/>
  </office:meta>
</office:document-meta>
</file>